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c8f9f" officeooo:paragraph-rsid="006c8f9f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5" style:family="paragraph" style:parent-style-name="Standard">
      <style:text-properties officeooo:rsid="0093ff8f" officeooo:paragraph-rsid="0093ff8f"/>
    </style:style>
    <style:style style:name="P46" style:family="paragraph" style:parent-style-name="Standard">
      <style:text-properties officeooo:rsid="0098c698" officeooo:paragraph-rsid="0098c698"/>
    </style:style>
    <style:style style:name="P47" style:family="paragraph" style:parent-style-name="Standard">
      <style:text-properties officeooo:rsid="0098c698" officeooo:paragraph-rsid="009c0682"/>
    </style:style>
    <style:style style:name="P48" style:family="paragraph" style:parent-style-name="Standard">
      <style:text-properties officeooo:rsid="009c0682" officeooo:paragraph-rsid="009c0682"/>
    </style:style>
    <style:style style:name="P49" style:family="paragraph" style:parent-style-name="Standard">
      <style:text-properties officeooo:rsid="00a429b7" officeooo:paragraph-rsid="00a429b7"/>
    </style:style>
    <style:style style:name="P50" style:family="paragraph" style:parent-style-name="Standard">
      <style:text-properties officeooo:rsid="00a340e9" officeooo:paragraph-rsid="00a340e9"/>
    </style:style>
    <style:style style:name="P51" style:family="paragraph" style:parent-style-name="Standard">
      <style:text-properties officeooo:rsid="00a82364" officeooo:paragraph-rsid="00a82364"/>
    </style:style>
    <style:style style:name="P52" style:family="paragraph" style:parent-style-name="Standard">
      <style:text-properties officeooo:rsid="00aa1774" officeooo:paragraph-rsid="00aa1774"/>
    </style:style>
    <style:style style:name="P53" style:family="paragraph" style:parent-style-name="Standard">
      <style:text-properties officeooo:rsid="00af1742" officeooo:paragraph-rsid="00af1742"/>
    </style:style>
    <style:style style:name="P54" style:family="paragraph" style:parent-style-name="Standard">
      <style:text-properties officeooo:rsid="00b02dab" officeooo:paragraph-rsid="00b02dab"/>
    </style:style>
    <style:style style:name="P55" style:family="paragraph" style:parent-style-name="Standard">
      <style:text-properties officeooo:rsid="00b9bcf8" officeooo:paragraph-rsid="00b9bcf8"/>
    </style:style>
    <style:style style:name="P56" style:family="paragraph" style:parent-style-name="Standard">
      <style:text-properties officeooo:rsid="00c3ed0c" officeooo:paragraph-rsid="00c3ed0c"/>
    </style:style>
    <style:style style:name="P57" style:family="paragraph" style:parent-style-name="Standard">
      <style:text-properties officeooo:paragraph-rsid="00c3ed0c"/>
    </style:style>
    <style:style style:name="P58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0" style:family="paragraph" style:parent-style-name="Standard">
      <style:text-properties officeooo:rsid="00c75925" officeooo:paragraph-rsid="00c75925"/>
    </style:style>
    <style:style style:name="P61" style:family="paragraph" style:parent-style-name="Standard">
      <style:text-properties officeooo:paragraph-rsid="00b9bcf8"/>
    </style:style>
    <style:style style:name="P62" style:family="paragraph" style:parent-style-name="Standard">
      <style:text-properties officeooo:rsid="00c93550" officeooo:paragraph-rsid="00c93550"/>
    </style:style>
    <style:style style:name="P63" style:family="paragraph" style:parent-style-name="Standard">
      <style:text-properties officeooo:paragraph-rsid="00c93550"/>
    </style:style>
    <style:style style:name="P64" style:family="paragraph" style:parent-style-name="Standard">
      <style:text-properties officeooo:rsid="00cc1c75" officeooo:paragraph-rsid="00c93550"/>
    </style:style>
    <style:style style:name="P65" style:family="paragraph" style:parent-style-name="Standard">
      <style:text-properties officeooo:rsid="00cc1c75" officeooo:paragraph-rsid="00cc1c75"/>
    </style:style>
    <style:style style:name="P66" style:family="paragraph" style:parent-style-name="Standard">
      <style:text-properties officeooo:rsid="00d5e266" officeooo:paragraph-rsid="00d5e266"/>
    </style:style>
    <style:style style:name="P67" style:family="paragraph" style:parent-style-name="Standard">
      <style:text-properties officeooo:rsid="00d6494d" officeooo:paragraph-rsid="00d6494d"/>
    </style:style>
    <style:style style:name="P68" style:family="paragraph" style:parent-style-name="Standard">
      <style:text-properties officeooo:rsid="00dd0730" officeooo:paragraph-rsid="00dd0730"/>
    </style:style>
    <style:style style:name="P69" style:family="paragraph" style:parent-style-name="Standard">
      <style:text-properties officeooo:rsid="00e3690e" officeooo:paragraph-rsid="00e3690e"/>
    </style:style>
    <style:style style:name="P70" style:family="paragraph" style:parent-style-name="Standard">
      <style:text-properties officeooo:rsid="00ec12ce" officeooo:paragraph-rsid="00ec12ce"/>
    </style:style>
    <style:style style:name="P71" style:family="paragraph" style:parent-style-name="Standard">
      <style:text-properties officeooo:rsid="00f060ba" officeooo:paragraph-rsid="00f060ba"/>
    </style:style>
    <style:style style:name="P72" style:family="paragraph" style:parent-style-name="Standard">
      <style:text-properties officeooo:rsid="00f36e87" officeooo:paragraph-rsid="00f36e87"/>
    </style:style>
    <style:style style:name="P73" style:family="paragraph" style:parent-style-name="Standard">
      <style:text-properties officeooo:rsid="00fb6413" officeooo:paragraph-rsid="00fb6413"/>
    </style:style>
    <style:style style:name="P74" style:family="paragraph" style:parent-style-name="Standard">
      <style:text-properties officeooo:paragraph-rsid="00fb6413"/>
    </style:style>
    <style:style style:name="P75" style:family="paragraph" style:parent-style-name="Standard">
      <style:text-properties officeooo:rsid="00fee5ae" officeooo:paragraph-rsid="00fee5ae"/>
    </style:style>
    <style:style style:name="P76" style:family="paragraph" style:parent-style-name="Standard">
      <style:text-properties officeooo:rsid="01003264" officeooo:paragraph-rsid="01003264"/>
    </style:style>
    <style:style style:name="P77" style:family="paragraph" style:parent-style-name="Standard">
      <style:text-properties officeooo:rsid="01036b68" officeooo:paragraph-rsid="01036b68"/>
    </style:style>
    <style:style style:name="P78" style:family="paragraph" style:parent-style-name="Standard">
      <style:text-properties officeooo:rsid="010579e7" officeooo:paragraph-rsid="010579e7"/>
    </style:style>
    <style:style style:name="P79" style:family="paragraph" style:parent-style-name="Standard">
      <style:text-properties officeooo:rsid="010ae3c4" officeooo:paragraph-rsid="010ae3c4"/>
    </style:style>
    <style:style style:name="P80" style:family="paragraph" style:parent-style-name="Standard">
      <style:text-properties officeooo:rsid="010ef2d3" officeooo:paragraph-rsid="010ef2d3"/>
    </style:style>
    <style:style style:name="P81" style:family="paragraph" style:parent-style-name="Standard">
      <style:text-properties officeooo:rsid="01189876" officeooo:paragraph-rsid="01189876"/>
    </style:style>
    <style:style style:name="P82" style:family="paragraph" style:parent-style-name="Standard">
      <style:text-properties officeooo:rsid="011d26d7" officeooo:paragraph-rsid="011d26d7"/>
    </style:style>
    <style:style style:name="P83" style:family="paragraph" style:parent-style-name="Standard">
      <style:text-properties officeooo:paragraph-rsid="011d26d7"/>
    </style:style>
    <style:style style:name="P84" style:family="paragraph" style:parent-style-name="Standard">
      <style:text-properties officeooo:rsid="0120b7cc" officeooo:paragraph-rsid="0120b7cc"/>
    </style:style>
    <style:style style:name="P85" style:family="paragraph" style:parent-style-name="Standard">
      <style:text-properties officeooo:paragraph-rsid="0120b7cc"/>
    </style:style>
    <style:style style:name="P86" style:family="paragraph" style:parent-style-name="Standard">
      <style:text-properties officeooo:rsid="0122f334" officeooo:paragraph-rsid="0122f334"/>
    </style:style>
    <style:style style:name="P87" style:family="paragraph" style:parent-style-name="Standard">
      <style:text-properties officeooo:rsid="0128b29b" officeooo:paragraph-rsid="0128b29b"/>
    </style:style>
    <style:style style:name="P88" style:family="paragraph" style:parent-style-name="Standard">
      <style:text-properties officeooo:rsid="0128b29b" officeooo:paragraph-rsid="012e61f0"/>
    </style:style>
    <style:style style:name="P89" style:family="paragraph" style:parent-style-name="Standard">
      <style:text-properties officeooo:rsid="01303d9b" officeooo:paragraph-rsid="01303d9b"/>
    </style:style>
    <style:style style:name="P90" style:family="paragraph" style:parent-style-name="Standard">
      <style:text-properties officeooo:rsid="013684a8" officeooo:paragraph-rsid="013684a8"/>
    </style:style>
    <style:style style:name="P91" style:family="paragraph" style:parent-style-name="Standard">
      <style:text-properties officeooo:rsid="013817ef" officeooo:paragraph-rsid="013817ef"/>
    </style:style>
    <style:style style:name="P92" style:family="paragraph" style:parent-style-name="Standard">
      <style:text-properties officeooo:rsid="013ba731" officeooo:paragraph-rsid="013ba731"/>
    </style:style>
    <style:style style:name="P93" style:family="paragraph" style:parent-style-name="Standard">
      <style:text-properties officeooo:paragraph-rsid="013ba731"/>
    </style:style>
    <style:style style:name="P94" style:family="paragraph" style:parent-style-name="Standard">
      <style:text-properties officeooo:rsid="013d6322" officeooo:paragraph-rsid="013d6322"/>
    </style:style>
    <style:style style:name="P95" style:family="paragraph" style:parent-style-name="Standard">
      <style:text-properties officeooo:rsid="013f5eda" officeooo:paragraph-rsid="013f5eda"/>
    </style:style>
    <style:style style:name="P96" style:family="paragraph" style:parent-style-name="Standard">
      <style:text-properties officeooo:rsid="0141802d" officeooo:paragraph-rsid="0141802d"/>
    </style:style>
    <style:style style:name="P97" style:family="paragraph" style:parent-style-name="Standard">
      <style:text-properties officeooo:paragraph-rsid="0141802d"/>
    </style:style>
    <style:style style:name="P98" style:family="paragraph" style:parent-style-name="Standard">
      <style:text-properties officeooo:rsid="01459865" officeooo:paragraph-rsid="01459865"/>
    </style:style>
    <style:style style:name="P99" style:family="paragraph" style:parent-style-name="Standard">
      <style:text-properties officeooo:rsid="014978e8" officeooo:paragraph-rsid="014978e8"/>
    </style:style>
    <style:style style:name="P100" style:family="paragraph" style:parent-style-name="Standard">
      <style:text-properties officeooo:rsid="007d6f4a" officeooo:paragraph-rsid="007d6f4a"/>
    </style:style>
    <style:style style:name="P101" style:family="paragraph" style:parent-style-name="Standard">
      <style:text-properties officeooo:rsid="00854325" officeooo:paragraph-rsid="00854325"/>
    </style:style>
    <style:style style:name="P102" style:family="paragraph" style:parent-style-name="Standard">
      <style:text-properties officeooo:rsid="008bd7c1" officeooo:paragraph-rsid="008bd7c1"/>
    </style:style>
    <style:style style:name="P103" style:family="paragraph" style:parent-style-name="Standard">
      <style:text-properties officeooo:rsid="008f3773" officeooo:paragraph-rsid="008f3773"/>
    </style:style>
    <style:style style:name="P104" style:family="paragraph" style:parent-style-name="Standard">
      <style:text-properties officeooo:rsid="0095ba30" officeooo:paragraph-rsid="0095ba30"/>
    </style:style>
    <style:style style:name="P105" style:family="paragraph" style:parent-style-name="Standard">
      <style:text-properties officeooo:rsid="009e1604" officeooo:paragraph-rsid="009e1604"/>
    </style:style>
    <style:style style:name="P106" style:family="paragraph" style:parent-style-name="Standard">
      <style:text-properties officeooo:rsid="009e1604" officeooo:paragraph-rsid="009fe82f"/>
    </style:style>
    <style:style style:name="P107" style:family="paragraph" style:parent-style-name="Standard">
      <style:text-properties officeooo:rsid="00a57723" officeooo:paragraph-rsid="009fe82f"/>
    </style:style>
    <style:style style:name="P108" style:family="paragraph" style:parent-style-name="Standard">
      <style:text-properties officeooo:rsid="00a7c636" officeooo:paragraph-rsid="00a7c636"/>
    </style:style>
    <style:style style:name="P109" style:family="paragraph" style:parent-style-name="Standard">
      <style:text-properties officeooo:rsid="00abc715" officeooo:paragraph-rsid="00abc715"/>
    </style:style>
    <style:style style:name="P110" style:family="paragraph" style:parent-style-name="Preformatted_20_Text" style:list-style-name="L1"/>
    <style:style style:name="P111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12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3" style:family="paragraph" style:parent-style-name="Preformatted_20_Text" style:list-style-name="L1">
      <style:paragraph-properties style:writing-mode="lr-tb"/>
    </style:style>
    <style:style style:name="P114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15" style:family="paragraph" style:parent-style-name="Standard">
      <style:text-properties officeooo:rsid="00adf14e" officeooo:paragraph-rsid="00adf14e"/>
    </style:style>
    <style:style style:name="P116" style:family="paragraph" style:parent-style-name="Standard">
      <style:text-properties officeooo:rsid="00b1d627" officeooo:paragraph-rsid="00b1d627"/>
    </style:style>
    <style:style style:name="P117" style:family="paragraph" style:parent-style-name="Text_20_body" style:list-style-name="L1"/>
    <style:style style:name="P11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0">31-projeto laravel notes </text:p>
      <text:p text:style-name="P40">-<text:span text:style-name="T56">apresentação do projeto (CRUD de notas)</text:span></text:p>
      <text:p text:style-name="P40">-<text:span text:style-name="T57">cada branch vai ser referente a uma aula </text:span></text:p>
      <text:p text:style-name="P40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17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17"><text:span text:style-name="Strong_20_Emphasis">Edite o arquivo de configuração</text:span> para incluir um virtual host específico para o projeto. Por exemplo, adicione algo assim:</text:p>
          <text:p text:style-name="P111"><text:span text:style-name="Source_20_Text">&lt;VirtualHost *:80&gt;</text:span></text:p>
          <text:p text:style-name="P113"><text:span text:style-name="Source_20_Text"><text:s text:c="4"/>DocumentRoot "C:/laragon/www/joão ribeiro/Laravel 11 Framework, Ecossistema e Projetos Web/notes/public"</text:span></text:p>
          <text:p text:style-name="P113"><text:span text:style-name="Source_20_Text"><text:s text:c="4"/>ServerName notes.test</text:span></text:p>
          <text:p text:style-name="P113"><text:span text:style-name="Source_20_Text"><text:s text:c="4"/>&lt;Directory "C:/laragon/www/joão ribeiro/Laravel 11 Framework, Ecossistema e Projetos Web/notes/public"&gt;</text:span></text:p>
          <text:p text:style-name="P113"><text:span text:style-name="Source_20_Text"><text:s text:c="8"/>AllowOverride All</text:span></text:p>
          <text:p text:style-name="P113"><text:span text:style-name="Source_20_Text"><text:s text:c="8"/>Require all granted</text:span></text:p>
          <text:p text:style-name="P113"><text:span text:style-name="Source_20_Text"><text:s text:c="4"/>&lt;/Directory&gt;</text:span></text:p>
          <text:p text:style-name="P114"><text:span text:style-name="Source_20_Text">&lt;/VirtualHost&gt;</text:span></text:p>
        </text:list-item>
        <text:list-item>
          <text:p text:style-name="P117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18">Abra o arquivo <text:span text:style-name="Source_20_Text">C:\Windows\System32\drivers\etc\hosts</text:span> como administrador.</text:p>
            </text:list-item>
            <text:list-item>
              <text:p text:style-name="P117">Adicione a linha abaixo no final do arquivo:</text:p>
              <text:p text:style-name="P110">Copiar código</text:p>
              <text:p text:style-name="P112"><text:span text:style-name="Source_20_Text">127.0.0.1 notes.test</text:span></text:p>
            </text:list-item>
          </text:list>
        </text:list-item>
        <text:list-item>
          <text:p text:style-name="P117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1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1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1"><text:span text:style-name="Source_20_Text">-</text:span><text:span text:style-name="Source_20_Text"><text:span text:style-name="T62">as routes utilizam a class Route do core do laravel </text:span></text:span></text:p>
      <text:p text:style-name="P41"><text:span text:style-name="Source_20_Text"/></text:p>
      <text:p text:style-name="P42"><text:span text:style-name="Source_20_Text"><text:span text:style-name="T65">34-criar um controller e uma Route para o controller </text:span></text:span></text:p>
      <text:p text:style-name="P42"><text:span text:style-name="Source_20_Text">-</text:span><text:span text:style-name="Source_20_Text"><text:span text:style-name="T66">criando um controller: php artisan make:controller MainController</text:span></text:span></text:p>
      <text:p text:style-name="P42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3"><text:span text:style-name="Source_20_Text"><text:span text:style-name="T69">35-apresnetar uma View a partir de um Controller </text:span></text:span></text:p>
      <text:p text:style-name="P43"><text:span text:style-name="Source_20_Text">-</text:span><text:span text:style-name="Source_20_Text"><text:span text:style-name="T70">criando uma view via artisan: php artisan make:view main </text:span></text:span></text:p>
      <text:p text:style-name="P43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3"><text:span text:style-name="Source_20_Text"/></text:p>
      <text:p text:style-name="P44"><text:soft-page-break/><text:span text:style-name="Source_20_Text"><text:span text:style-name="T72">36-receber parâmetros nas Routes </text:span></text:span></text:p>
      <text:p text:style-name="P44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5">37-<text:span text:style-name="T78">Views e Blade </text:span></text:p>
      <text:p text:style-name="P45">-<text:span text:style-name="T79">Blade template engine: traduz o código que dentro dele está, usado para exibir dados para o usuário </text:span></text:p>
      <text:p text:style-name="P45">-<text:span text:style-name="T80">para inserir código PHP nele, pode se usar: </text:span></text:p>
      <text:p text:style-name="P45"><text:s text:c="5"/><text:span text:style-name="T80">{{ }} (double mustache) </text:span><text:span text:style-name="T81">metodologia mais correta no laravel, é um comando de blade</text:span></text:p>
      <text:p text:style-name="P45"><text:s text:c="5"/>&lt;?<text:span text:style-name="T80">= ?&gt; <text:s/>(maneira tradicional, abrindo a tag PHP)</text:span></text:p>
      <text:p text:style-name="P45"/>
      <text:p text:style-name="P46">38-<text:span text:style-name="T82">Criando Layout para múltiplas Views </text:span></text:p>
      <text:p text:style-name="P47">-<text:span text:style-name="T83">O Blade, através do laravel, permite criar um bloco de Template para que o mesmo possa ser <text:s text:c="15"/></text:span></text:p>
      <text:p text:style-name="P48"><text:tab/>reutilizado em todas as outras views onde o template for chamado, evitando ficar <text:tab/>reescrevendo código redundante </text:p>
      <text:p text:style-name="P47">-<text:span text:style-name="T84">A página mestre se chama Layout (view layout)</text:span></text:p>
      <text:p text:style-name="P47">-<text:span text:style-name="T85">por convenção, cria-se dentro da pasta views, a pasta layouts, e dentro um arquivo blade que será <text:s/><text:tab/>usado como template: php artisan make:view layouts/main_layout </text:span></text:p>
      <text:p text:style-name="P47">-<text:span text:style-name="T86">usando na pagina de template o: @yield(‘content’), e na página que irá herdar o conteúdo do <text:tab/>template, coloca @extends(‘página_de_template_que_este_ira_receber’)</text:span></text:p>
      <text:p text:style-name="P47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9">-outra vantagem de usar um template, é que, basta que bibliotecas e CDN sejam importadas no <text:tab/>template, e então, elas ficam disponível para todas as views que herdam deste template</text:p>
      <text:p text:style-name="P47"/>
      <text:p text:style-name="P50">39-<text:span text:style-name="T88">vamos limpar o nosso projeto </text:span></text:p>
      <text:p text:style-name="P50">-<text:span text:style-name="T89">configurada a .env para inciar de fato o projeto </text:span></text:p>
      <text:p text:style-name="P50"/>
      <text:p text:style-name="P51">40-Controller para autenticação </text:p>
      <text:p text:style-name="P51">-<text:span text:style-name="T90">criado routes, Controller e function para login e logout </text:span></text:p>
      <text:p text:style-name="P51"/>
      <text:p text:style-name="P52">41-<text:span text:style-name="T91">criando o Layout base da aplicação e o formulário de login </text:span></text:p>
      <text:p text:style-name="P52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2">-<text:span text:style-name="T94">foi criado a view de login, a mesma extends da tela de template (usando bibliotecas e tal)</text:span></text:p>
      <text:p text:style-name="P52"/>
      <text:p text:style-name="P53">42-<text:span text:style-name="T95">CSRF e submissão de formulários </text:span></text:p>
      <text:p text:style-name="P53">-<text:span text:style-name="T96">CSRF: injeta um token CSRF no formulário, é uma medida de segurança </text:span></text:p>
      <text:p text:style-name="P53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3"/>
      <text:p text:style-name="P54">43-<text:span text:style-name="T98">como capturar os dados do formulário </text:span></text:p>
      <text:p text:style-name="P54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4">-<text:span text:style-name="T102">a partir desta variável ou array $request, é possível manipular os dados do formulário que nele <text:tab/>estão contidos.</text:span></text:p>
      <text:p text:style-name="P54"/>
      <text:p text:style-name="P55">44-<text:span text:style-name="T103">Introdução </text:span><text:span text:style-name="T104">a</text:span><text:span text:style-name="T103"> validação de dados </text:span></text:p>
      <text:p text:style-name="P55">-<text:span text:style-name="T105">as validações podem ser feitas em 3 níveis: </text:span></text:p>
      <text:p text:style-name="P55"><text:tab/><text:span text:style-name="T105">No formulário do HTML, com o atributo required </text:span><text:span text:style-name="T106">(vulnerável)</text:span></text:p>
      <text:p text:style-name="P55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5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5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5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5"/>
      <text:p text:style-name="P56">45-<text:span text:style-name="T112">mostrar erros nos inputs e ma</text:span><text:span text:style-name="T113">n</text:span><text:span text:style-name="T112">ter os dados </text:span></text:p>
      <text:p text:style-name="P57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8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0"/>
      <text:p text:style-name="P60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1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8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8">                                    <text:span text:style-name="T130">@enderror</text:span></text:p>
      <text:p text:style-name="P55"/>
      <text:p text:style-name="P62">46-<text:span text:style-name="T132">definir textos personalizados para erros de validação </text:span></text:p>
      <text:p text:style-name="P62">-<text:span text:style-name="T133">apresentado uma maneira de definir dentro do validate() do laravel, um 2º array o qual será <text:tab/>possível personalizar as mensagens de erro para cada e qual tipo de validação. </text:span></text:p>
      <text:p text:style-name="P63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8">            <text:span text:style-name="T134">//rules</text:span></text:p>
      <text:p text:style-name="P58">            <text:span text:style-name="T123">[</text:span></text:p>
      <text:p text:style-name="P58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8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8">            <text:span text:style-name="T123">],</text:span></text:p>
      <text:p text:style-name="P58">            <text:span text:style-name="T123">[</text:span></text:p>
      <text:p text:style-name="P58">            <text:span text:style-name="T134">//error message</text:span></text:p>
      <text:p text:style-name="P58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8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8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8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8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59">            <text:span text:style-name="T123">]);</text:span></text:p>
      <text:p text:style-name="P64"><text:soft-page-break/>-Além de definir várias camadas de validação, ainda possibilita retornar uma mensagem amigável <text:tab/>de erro para o usuário.</text:p>
      <text:p text:style-name="P64"/>
      <text:p text:style-name="P65">47-<text:span text:style-name="T135">vamos criar uma base de dados </text:span></text:p>
      <text:p text:style-name="P65">-<text:span text:style-name="T136">preparando o projeto para se conectar com base de dados MySql </text:span></text:p>
      <text:p text:style-name="P65">-<text:span text:style-name="T137">criado uma base de dados localhost, a senha é a padrão de tudo, dentro, um banco de dados <text:tab/>chamado laravel_notes </text:span></text:p>
      <text:p text:style-name="P65">-<text:span text:style-name="T137">criado usuario com acesso</text:span></text:p>
      <text:p text:style-name="P65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5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5"/>
      <text:p text:style-name="P66">48-<text:span text:style-name="T141">introdução às Migrations </text:span></text:p>
      <text:p text:style-name="P67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7">-<text:span text:style-name="T144">Cada tabela a ser criada, precisa da sua própria Migration </text:span></text:p>
      <text:p text:style-name="P67">-<text:span text:style-name="T145">Ex de comando artisan padrão para criar uma migration: php artisan make:migration <text:tab/>create_users_table</text:span></text:p>
      <text:p text:style-name="P67">-<text:span text:style-name="T146">gerado o arquivo da migration, ela é dividida em 2 funções: up e down </text:span></text:p>
      <text:p text:style-name="P67"><text:tab/><text:span text:style-name="T146">up: serve para determinar ali, o que será criado de coluna quando subir a migration </text:span></text:p>
      <text:p text:style-name="P67"><text:tab/><text:span text:style-name="T146">down: determina o que será revertido quando executar o comando rollback </text:span></text:p>
      <text:p text:style-name="P67">-<text:span text:style-name="T147">definido as estruturas das tabelas, resta rodar as migration para atualizar a estrutura delas na base <text:tab/>de dados: php artisan migrate</text:span></text:p>
      <text:p text:style-name="P67">-<text:span text:style-name="T148">caso seja necessário desfazer o último comando de migration, usa-se: php artisan migrate:rollback </text:span></text:p>
      <text:p text:style-name="P67"/>
      <text:p text:style-name="P68">49-introdução as Seeds </text:p>
      <text:p text:style-name="P68">-<text:span text:style-name="T149">A Seeds é uma class que permite popular uma tabela de dados já criado (dados fakes ou não)</text:span></text:p>
      <text:p text:style-name="P68">-<text:span text:style-name="T150">Ex: php artisan make:seeder UsersTableSeeder</text:span></text:p>
      <text:p text:style-name="P68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8">-<text:span text:style-name="T153">Comando para rodar o Seeder específico criado: php artisan db:seed UsersTableSeeder </text:span></text:p>
      <text:p text:style-name="P68"/>
      <text:p text:style-name="P69">50-<text:span text:style-name="T154">Introdução aos Models </text:span></text:p>
      <text:p text:style-name="P69">-<text:span text:style-name="T155">É uma class, </text:span><text:span text:style-name="T156">relacionado a camada de dados, a quais tabelas e quais colunas o seu conteudo pode <text:tab/>ser manipulado pelo controller.</text:span></text:p>
      <text:p text:style-name="P69">-<text:span text:style-name="T157">criando uma model via artisan: php artisan make:model User <text:s/></text:span></text:p>
      <text:p text:style-name="P69">-<text:span text:style-name="T157">sempre um nome(sem nome composto), sempre no singular </text:span></text:p>
      <text:p text:style-name="P69">-<text:span text:style-name="T158">dentro da model </text:span></text:p>
      <text:p text:style-name="P69"><text:tab/><text:span text:style-name="T158">HasFactory: é um trait de PHP, </text:span><text:span text:style-name="T159">serve para criar factory dos modelos </text:span></text:p>
      <text:p text:style-name="P69">-<text:span text:style-name="T160">as classes das models podem ser chamadas em um Controller para se instanciar essas classes em <text:tab/>variáveis</text:span></text:p>
      <text:p text:style-name="P69"/>
      <text:p text:style-name="P70">51-<text:span text:style-name="T161">autenticação básica de Users </text:span></text:p>
      <text:p text:style-name="P70">-<text:span text:style-name="T162">criada toda lógica de enviar dados para tentativa de login, fazendo analise antes de se o username e <text:tab/>senha são as mesmas que estão na tabela (foram preenchidos com seeder);</text:span></text:p>
      <text:p text:style-name="P70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0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0"/>
      <text:p text:style-name="P71">52-<text:span text:style-name="T165">Efetuando o logout </text:span></text:p>
      <text:p text:style-name="P71">-<text:span text:style-name="T166">foram apresentados facades e métodos nativos do laravel para deslogar </text:span></text:p>
      <text:p text:style-name="P71">-<text:span text:style-name="T166">session() referente ao dados de sessão de um usuário logado </text:span></text:p>
      <text:p text:style-name="P71">-<text:span text:style-name="T166">forget() refere-se a perder os dados de sessão, espera o parâmetro do que será perdido </text:span></text:p>
      <text:p text:style-name="P71">-<text:span text:style-name="T166">maneira mais recomendada, usar a class Auth do laravel e seu método nativo logout() </text:span></text:p>
      <text:p text:style-name="P71"><text:tab/><text:span text:style-name="T166">ex: Auth::logout()</text:span></text:p>
      <text:p text:style-name="P71"/>
      <text:p text:style-name="P72">53-<text:span text:style-name="T167">Fluxo normal de um sistema de autenticação </text:span></text:p>
      <text:p text:style-name="P72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2"/>
      <text:p text:style-name="P73">54-<text:span text:style-name="T171">introdução as Middleware </text:span></text:p>
      <text:p text:style-name="P73">-<text:span text:style-name="T172">Serve como uma verificação, se passar pela verificação, determinada route com este middleware <text:tab/>pode ser acessada, ela faz um meio de campo.</text:span></text:p>
      <text:p text:style-name="P73">-<text:span text:style-name="T173">Criando um middleware via artisan: </text:span></text:p>
      <text:p text:style-name="P73"><text:tab/>php artisan make:middleware CheckIsLogged <text:s/></text:p>
      <text:p text:style-name="P73">-<text:span text:style-name="T174">Criado um grupo de middleware: </text:span></text:p>
      <text:p text:style-name="P74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5">)}; </text:p>
      <text:p text:style-name="P75">-serve para que, as routes que estiverem dentro, passam para a verificação que foi definida dentro <text:tab/>do middleware, que no caso é, se não existir o ‘users’ na sessão, retorna para o login </text:p>
      <text:p text:style-name="P75"/>
      <text:p text:style-name="P76">55-middleware adicional </text:p>
      <text:p text:style-name="P76">-<text:span text:style-name="T177">criando middleware para verificar se usuário NÃO está logado </text:span></text:p>
      <text:p text:style-name="P76"/>
      <text:p text:style-name="P77">56-<text:span text:style-name="T178">criar a página inicial </text:span></text:p>
      <text:p text:style-name="P77">-<text:span text:style-name="T179">usado o template pronto da view ‘home’ para a route ‘/’</text:span></text:p>
      <text:p text:style-name="P77"/>
      <text:p text:style-name="P78">57-<text:span text:style-name="T180">Dados de User, named Routes e Logout </text:span></text:p>
      <text:p text:style-name="P78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8">-<text:span text:style-name="T182">dar nomes as routes: </text:span></text:p>
      <text:p text:style-name="P78"><text:tab/><text:span text:style-name="T183">Usa o método name(‘nome da route’); assim define como se fosse um alias para a route. </text:span></text:p>
      <text:p text:style-name="P78">-<text:span text:style-name="T184">usar as routes pelo name, dentro das views </text:span></text:p>
      <text:p text:style-name="P78"><text:tab/><text:span text:style-name="T184">dentro de uma a href, usa dentro de {{route(‘nome da route’)}}</text:span></text:p>
      <text:p text:style-name="P78"/>
      <text:p text:style-name="P79">58-<text:span text:style-name="T185">Barra de topo para todas as views </text:span></text:p>
      <text:p text:style-name="P79">-<text:span text:style-name="T186">conteúdo do top bar foi inserido a uma views dedicada (top_bar.blade.php) </text:span></text:p>
      <text:p text:style-name="P79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9">-<text:span text:style-name="T187">A vantagem é que, caso algo tenha de ser alterado no top_bar, basta alterar na matriz <text:tab/>(componente), assim, altera para todos que usem ele por @include()</text:span></text:p>
      <text:p text:style-name="P79"/>
      <text:p text:style-name="P80"><text:soft-page-break/>59-carregando as notas do User logado </text:p>
      <text:p text:style-name="P80">-<text:span text:style-name="T188">cada model do eloquent representa uma tabela na base de dados</text:span></text:p>
      <text:p text:style-name="P80">-<text:span text:style-name="T189">quando tem uma chave primária, como na User, <text:s/>significa que só existem 1 ID para cada usuário</text:span></text:p>
      <text:p text:style-name="P80">-<text:span text:style-name="T190">o mesmo na tabela de notes, cada notes tem seu ID único</text:span></text:p>
      <text:p text:style-name="P80">-<text:span text:style-name="T191">relacionamento com Eloquent ORM </text:span></text:p>
      <text:p text:style-name="P80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0"><text:tab/><text:tab/><text:span text:style-name="T194">tendo o id de User e user_id de notes, onde o id do user pode ir em várias linhas da <text:tab/><text:tab/><text:tab/>tabela notes, na coluna user_id</text:span></text:p>
      <text:p text:style-name="P80">-<text:span text:style-name="T195">fazendo o relacionamento entre User e Note </text:span></text:p>
      <text:p text:style-name="P80"><text:tab/><text:span text:style-name="T195">na model User faz o hasMany() , tem muitos, 1 User pode ocorrer em várias linhas de Note</text:span></text:p>
      <text:p text:style-name="P80"><text:tab/><text:span text:style-name="T196">na model Note faz o belongTo() , pertence a, significa que recebe dados de User </text:span></text:p>
      <text:p text:style-name="P80"/>
      <text:p text:style-name="P81">60-<text:span text:style-name="T197">apresentando as notas do User logado </text:span></text:p>
      <text:p text:style-name="P81">-<text:span text:style-name="T198">os dados retornados de notes para a view home, foram colocados dentro dos seus campos <text:tab/>dinamicamente, usando a diretiba do blade com {{ $array[‘dado’]}}</text:span></text:p>
      <text:p text:style-name="P81">-<text:span text:style-name="T198">foi também criado uma view dedicada aos dados iterados por foreach, e incluídas na home usando <text:tab/>a diretiva @include(‘nome da view’)</text:span></text:p>
      <text:p text:style-name="P81"/>
      <text:p text:style-name="P82">61-Formatando a data de criação e botões de ação </text:p>
      <text:p text:style-name="P82">-<text:span text:style-name="T199">na view note, foi editada o formata da data de created_at, usando metodos antigos do php, date() e <text:tab/>strtotime()</text:span></text:p>
      <text:p text:style-name="P82">-<text:span text:style-name="T200">usando métodos de encriptação direito no href, para não exibir na url o id do item editado ou <text:tab/>deletado, exibindo lá, um dado completamente criptografado.</text:span></text:p>
      <text:p text:style-name="P83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2"/>
      <text:p text:style-name="P84">62-capturando e validando Ids encriptados </text:p>
      <text:p text:style-name="P84">-<text:span text:style-name="T202">foram criadas route de get para edit e delete de notes </text:span></text:p>
      <text:p text:style-name="P84">-<text:span text:style-name="T202">foram criadas a function de editNote e deleteNote, usando a classe Crypt para usar o seu método <text:tab/>decrypt para descriptografar o id que veio da view criptografado.</text:span></text:p>
      <text:p text:style-name="P85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4"/>
      <text:p text:style-name="P86">63-<text:span text:style-name="T205">Vamos optimizar o código </text:span></text:p>
      <text:p text:style-name="P86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6"/>
      <text:p text:style-name="P87">64-<text:span text:style-name="T210">vamos criar um serviço para o mesmo efeito </text:span></text:p>
      <text:p text:style-name="P87">-<text:span text:style-name="T211">criação de um método ‘global’ para usar a funcionalidade de decryptId() em qualquer controller </text:span></text:p>
      <text:p text:style-name="P87">-<text:span text:style-name="T212">para isso, é criado um ‘Service’ , </text:span><text:span text:style-name="T213">dentro da pasta App a pasta Service e dentro o Operations.php </text:span></text:p>
      <text:p text:style-name="P88">-<text:span text:style-name="T214">é criado então uma public static function do então método decryptId() </text:span></text:p>
      <text:p text:style-name="P88">-<text:span text:style-name="T215">a vantagem é a modularização de código, e consequente despoluição do controller, que <text:tab/><text:tab/>apenas chama a class Operations e usa seu método decrypt()</text:span></text:p>
      <text:p text:style-name="P88"/>
      <text:p text:style-name="P89">65-<text:span text:style-name="T216">preparando a página para criar nova nota </text:span></text:p>
      <text:p text:style-name="P89">-<text:span text:style-name="T217">foi criado routes de direcionamento para view onde cadastrará uma nova nota e a que irá salvar </text:span></text:p>
      <text:p text:style-name="P89">-<text:span text:style-name="T217">criado a view new_note </text:span></text:p>
      <text:p text:style-name="P89"/>
      <text:p text:style-name="P90">66-<text:span text:style-name="T218">validação de formulário e criação de nova nota </text:span></text:p>
      <text:p text:style-name="P90">-<text:span text:style-name="T219">criado e configurado o método newNoteSubmit() que serve para: validar e posteriormente salvar <text:tab/>uma nova nota no banco</text:span></text:p>
      <text:p text:style-name="P90"/>
      <text:p text:style-name="P91">67-<text:span text:style-name="T220">preparar a edição de nota </text:span></text:p>
      <text:p text:style-name="P91"><text:soft-page-break/>-<text:span text:style-name="T221">foi criada uma view específica para o form de editar notas </text:span></text:p>
      <text:p text:style-name="P91">-<text:span text:style-name="T222">routes criadas para editar </text:span></text:p>
      <text:p text:style-name="P91"/>
      <text:p text:style-name="P92">68-validação de formulários e editar notas </text:p>
      <text:p text:style-name="P92">-<text:span text:style-name="T223">técnica para enviar o id do note que esta aberto para ser editado, envia encriptado por input hidden </text:span></text:p>
      <text:p text:style-name="P93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2"><text:s/>-<text:span text:style-name="T230">feito a lógica no controller para receber os daods do form a ser atualizado, tratar, e substituir na <text:tab/>linha correta da tabela note.</text:span></text:p>
      <text:p text:style-name="P92"/>
      <text:p text:style-name="P94">69-<text:span text:style-name="T231">vamos mostrar a data da última edição </text:span></text:p>
      <text:p text:style-name="P94">-<text:span text:style-name="T232">foi incluido na view note, a exibição condicional de updated_at </text:span></text:p>
      <text:p text:style-name="P94"/>
      <text:p text:style-name="P95">70-vamos apagar uma nota </text:p>
      <text:p text:style-name="P95">-<text:span text:style-name="T233">criado a view de confirmação para delete, delete_note, sua route e sua function </text:span></text:p>
      <text:p text:style-name="P95">-<text:span text:style-name="T234">criado a function de delete usando softdelete tipo 1 </text:span></text:p>
      <text:p text:style-name="P95"/>
      <text:p text:style-name="P96">71-outra forma de Soft delete </text:p>
      <text:p text:style-name="P97"><text:span text:style-name="T234">-</text:span><text:span text:style-name="T235">basta incluir na model em que for usar para deletar, o use SoftDeletes; </text:span></text:p>
      <text:p text:style-name="P97"/>
      <text:p text:style-name="P98">72-O que aprendemos com este projeto </text:p>
      <text:p text:style-name="P98">-conceitos básicos de view, routes, controllers, model, migration, middleware </text:p>
      <text:p text:style-name="P98">-<text:span text:style-name="T236">métodos de nativos básicos de determinadas classes</text:span></text:p>
      <text:p text:style-name="P98">-ações básicas de CRUD </text:p>
      <text:p text:style-name="P98"/>
      <text:p text:style-name="P98">73-<text:span text:style-name="T237">explica o que são os projetos laravel studies</text:span></text:p>
      <text:p text:style-name="P87">-<text:span text:style-name="T238">projeto laravel básico preparado para mini projetos de estudo do curso </text:span></text:p>
      <text:p text:style-name="P87"><text:tab/><text:span text:style-name="T238">laravel_studies_BASE </text:span></text:p>
      <text:p text:style-name="P87">-<text:span text:style-name="T239">um tipo de template pronto </text:span></text:p>
      <text:p text:style-name="P87"/>
      <text:p text:style-name="P99">74-<text:span text:style-name="T240">CORREÇÃO-resolução de sistema no fluxo do projeto </text:span></text:p>
      <text:p text:style-name="P99">-<text:span text:style-name="T241">correção do operations, tratando erro caso altere o id encryptado na url</text:span></text:p>
      <text:p text:style-name="P99"/>
      <text:p text:style-name="P99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0">75-<text:span text:style-name="T243">vamos falar sobre Routes </text:span></text:p>
      <text:p text:style-name="P100">-<text:span text:style-name="T244">Routes servem para direcionar o trafego da aplicação</text:span></text:p>
      <text:p text:style-name="P100">-<text:span text:style-name="T245">Em web, geralmente direciona dados da view blade para um function de um controller </text:span></text:p>
      <text:p text:style-name="P100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0"/>
      <text:p text:style-name="P101">76-Route parameters </text:p>
      <text:p text:style-name="P101">-<text:span text:style-name="T247">As routes aceitam parâmetros no seu interior, possibilitando transportar dados da view para o <text:tab/>controller, através da route</text:span></text:p>
      <text:p text:style-name="P101">-<text:span text:style-name="T248">o allias do pâmetro no route não precisa ser idêntico ao allias da function no controller. </text:span></text:p>
      <text:p text:style-name="P101">-<text:span text:style-name="T249">Os parâmetros podem ter valor padrão, caso não passe nada, ou também podem ser opcionais </text:span></text:p>
      <text:p text:style-name="P101"/>
      <text:p text:style-name="P102">77-<text:span text:style-name="T250">route parameters with constraints </text:span></text:p>
      <text:p text:style-name="P102">-<text:span text:style-name="T251">constraints são restrições, estas restrições podem ser usadas nas routes, ou seja, definir por <text:tab/>exemplo, o tipo de dado aguardado no parâmetro de uma route</text:span></text:p>
      <text:p text:style-name="P102"><text:soft-page-break/>-<text:span text:style-name="T252">as constraints permitem então, tipar os dados que serão passados nas routes. </text:span></text:p>
      <text:p text:style-name="P102"/>
      <text:p text:style-name="P103">78-<text:span text:style-name="T253">Route Names, Prefixes, Groups and Controllers </text:span></text:p>
      <text:p text:style-name="P103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3">-<text:span text:style-name="T256">os prefix() servem para que, todas as routes dentro deste group(), tenham o mesmo prefix incluído <text:tab/>em suas respectivas URLs. </text:span></text:p>
      <text:p text:style-name="P103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3"/>
      <text:p text:style-name="P104">79-<text:span text:style-name="T259">consolidação sobre Controllers </text:span></text:p>
      <text:p text:style-name="P104">-<text:span text:style-name="T260">O padrão é sempre apontar uma route para um Controller, e consequentemente para uma function <text:tab/>desta.</text:span></text:p>
      <text:p text:style-name="P104">-<text:span text:style-name="T260">O controller é uma class PHP, a qual contém seus respectivos métodos (funções)</text:span></text:p>
      <text:p text:style-name="P104">-<text:span text:style-name="T261">O papel do controller geralmente é receber as request (requisições), processar e devolver uma <text:tab/>response (resposta)</text:span></text:p>
      <text:p text:style-name="P104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4"/>
      <text:p text:style-name="P105">80-Single Action Controller e Resource Controller </text:p>
      <text:p text:style-name="P106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6">-<text:span text:style-name="T264">Ele pode ter seus private functions também e escutado pelo método __invoke principal </text:span></text:p>
      <text:p text:style-name="P106">-<text:span text:style-name="T265">Quando for criar uma route para este, não há necessidade de criar o array com controller e método, <text:tab/>pois por padrão ele chamará o método public único deste controller.</text:span></text:p>
      <text:p text:style-name="P106">-<text:span text:style-name="T267">RESOURCE CONTROLLER é o controller que quando criado, cria automaticamente vários <text:tab/>métodos básicos como: index, edit, update, show e delete.</text:span></text:p>
      <text:p text:style-name="P107"><text:tab/>ex: php artisan make:controller UserController –resource</text:p>
      <text:p text:style-name="P106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6"/>
      <text:p text:style-name="P108">81-controllers e subpastas </text:p>
      <text:p text:style-name="P108">-<text:span text:style-name="T270">é a possibilidade de organizar os controllers dentro de subpastas, dentro da pasta Controllers </text:span></text:p>
      <text:p text:style-name="P108"><text:tab/><text:span text:style-name="T271">ex:criando o controller já dentro da pastas admin: php artisan make:controller <text:tab/>admin/AdminController</text:span></text:p>
      <text:p text:style-name="P108"/>
      <text:p text:style-name="P109">82-para que serve o controller criado pelo laravel </text:p>
      <text:p text:style-name="P109">-<text:span text:style-name="T272">a class principal Controller, quando nela criado um método, este então fica disponível para todos os <text:tab/>demais Controllers que venham a ser criados.</text:span></text:p>
      <text:p text:style-name="P109"/>
      <text:p text:style-name="P115">83-<text:span text:style-name="T273">o que é afinal o middleware </text:span></text:p>
      <text:p text:style-name="P115">-<text:span text:style-name="T274">ele serve para realizar filtragens de dados que passam pela route </text:span></text:p>
      <text:p text:style-name="P115">-<text:span text:style-name="T275">faz o meio de campo geralmente entre uma requisição e o controller </text:span></text:p>
      <text:p text:style-name="P115">-<text:span text:style-name="T275">usado muito para autenticação </text:span></text:p>
      <text:p text:style-name="P115">-<text:span text:style-name="T276">podem ser globais, mas também pode ser escutados em determinadas routes </text:span></text:p>
      <text:p text:style-name="P115">-<text:span text:style-name="T277">ex criação de middleware: php artisan make:middleware StartMiddleware </text:span></text:p>
      <text:p text:style-name="P115">-<text:span text:style-name="T278">os middleware pode atuar antes da request chegar no controller, ou depois, atuando na resposta. </text:span></text:p>
      <text:p text:style-name="P116"><text:soft-page-break/>84-atribuir middlewares a rotas </text:p>
      <text:p text:style-name="P116">-</text:p>
      <text:p text:style-name="P108"/>
      <text:p text:style-name="P108"/>
      <text:p text:style-name="P106"/>
      <text:p text:style-name="P106"/>
      <text:p text:style-name="P104"/>
      <text:p text:style-name="P75"/>
      <text:p text:style-name="P72"/>
      <text:p text:style-name="P72"/>
      <text:p text:style-name="P69"><text:tab/></text:p>
      <text:p text:style-name="P69"/>
      <text:p text:style-name="P45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3T16:55:00.522000000</dc:date>
    <meta:editing-duration>PT18H8M8S</meta:editing-duration>
    <meta:editing-cycles>149</meta:editing-cycles>
    <meta:generator>LibreOffice/24.2.3.2$Windows_X86_64 LibreOffice_project/433d9c2ded56988e8a90e6b2e771ee4e6a5ab2ba</meta:generator>
    <meta:document-statistic meta:table-count="0" meta:image-count="0" meta:object-count="0" meta:page-count="12" meta:paragraph-count="350" meta:word-count="3992" meta:character-count="25911" meta:non-whitespace-character-count="21587"/>
  </office:meta>
</office:document-meta>
</file>